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Paragraph" style:list-style-name="WWNum37">
      <style:text-properties officeooo:paragraph-rsid="001955d7"/>
    </style:style>
    <style:style style:name="P2" style:family="paragraph" style:parent-style-name="List_20_Paragraph">
      <style:text-properties officeooo:paragraph-rsid="001955d7"/>
    </style:style>
    <style:style style:name="P3" style:family="paragraph" style:parent-style-name="List_20_Paragraph">
      <style:text-properties officeooo:rsid="001955d7" officeooo:paragraph-rsid="001955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list xml:id="list1783238686" text:style-name="WWNum37">
        <text:list-item>
          <text:p text:style-name="P1">How do you prevent XSS is this step when displaying the username of the user who uploaded the video?</text:p>
        </text:list-item>
      </text:list>
      <text:p text:style-name="P3"/>
      <text:p text:style-name="P3">It does not use java script, instead it is built with a jinga template.</text:p>
      <text:p text:style-name="P3"/>
      <text:list xml:id="list233916547811551" text:continue-numbering="true" text:style-name="WWNum37">
        <text:list-item>
          <text:p text:style-name="P1">How do you ensure that users can’t delete videos that aren’t their own?</text:p>
        </text:list-item>
      </text:list>
      <text:p text:style-name="P2"/>
      <text:p text:style-name="P3">We only render the post request button for the user that uploaded the video. When sending the post request, flask authenticates the user, then checks the user_id for the video against the authenticated user_id from the sessio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1T23:35:30.919358736</meta:creation-date>
    <dc:date>2019-04-21T23:39:14.873959550</dc:date>
    <meta:editing-duration>PT3M44S</meta:editing-duration>
    <meta:editing-cycles>1</meta:editing-cycles>
    <meta:document-statistic meta:table-count="0" meta:image-count="0" meta:object-count="0" meta:page-count="1" meta:paragraph-count="4" meta:word-count="85" meta:character-count="472" meta:non-whitespace-character-count="392"/>
    <meta:generator>LibreOffice/6.1.5.2$Linux_X86_64 LibreOffice_project/10$Build-2</meta:generator>
  </office:meta>
</office:document-meta>
</file>